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7343" officeooo:paragraph-rsid="001a7343"/>
    </style:style>
    <style:style style:name="P2" style:family="paragraph" style:parent-style-name="Standard">
      <style:text-properties officeooo:rsid="001a7343" officeooo:paragraph-rsid="001e9d43"/>
    </style:style>
    <style:style style:name="P3" style:family="paragraph" style:parent-style-name="Standard">
      <style:text-properties officeooo:rsid="001e8ffa" officeooo:paragraph-rsid="001ae06e"/>
    </style:style>
    <style:style style:name="P4" style:family="paragraph" style:parent-style-name="Standard">
      <style:text-properties fo:font-style="normal" style:text-underline-style="none" fo:font-weight="normal" officeooo:rsid="001ae06e" officeooo:paragraph-rsid="001ae06e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style:text-underline-style="none" fo:font-weight="normal" officeooo:rsid="001ae06e" officeooo:paragraph-rsid="001e9d43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text-underline-style="none" fo:font-weight="normal" officeooo:rsid="001e9d43" officeooo:paragraph-rsid="001e9d43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officeooo:rsid="001e9d43" officeooo:paragraph-rsid="001e9d43"/>
    </style:style>
    <style:style style:name="P8" style:family="paragraph" style:parent-style-name="Standard">
      <style:text-properties fo:font-style="normal" style:text-underline-style="none" fo:font-weight="normal" officeooo:rsid="001ae06e" officeooo:paragraph-rsid="001e9d43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style:text-underline-style="none" fo:font-weight="normal" officeooo:rsid="001e9d43" officeooo:paragraph-rsid="001ea1dc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officeooo:rsid="001a7343" officeooo:paragraph-rsid="001ea1dc"/>
    </style:style>
    <style:style style:name="P11" style:family="paragraph" style:parent-style-name="Standard">
      <style:text-properties officeooo:rsid="001e8ffa" officeooo:paragraph-rsid="001ea1dc"/>
    </style:style>
    <style:style style:name="P12" style:family="paragraph" style:parent-style-name="Standard">
      <style:text-properties officeooo:rsid="001e9d43" officeooo:paragraph-rsid="001ea1dc"/>
    </style:style>
    <style:style style:name="P13" style:family="paragraph" style:parent-style-name="Standard">
      <style:text-properties officeooo:paragraph-rsid="001ea1dc"/>
    </style:style>
    <style:style style:name="T1" style:family="text">
      <style:text-properties officeooo:rsid="001850a0"/>
    </style:style>
    <style:style style:name="T2" style:family="text">
      <style:text-properties officeooo:rsid="0015dad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dadb" style:font-weight-asian="bold" style:font-weight-complex="bold"/>
    </style:style>
    <style:style style:name="T5" style:family="text">
      <style:text-properties fo:font-weight="bold" officeooo:rsid="001850a0" style:font-weight-asian="bold" style:font-weight-complex="bold"/>
    </style:style>
    <style:style style:name="T6" style:family="text">
      <style:text-properties fo:font-weight="bold" officeooo:rsid="001ae06e" style:font-weight-asian="bold" style:font-weight-complex="bold"/>
    </style:style>
    <style:style style:name="T7" style:family="text">
      <style:text-properties fo:font-weight="bold" officeooo:rsid="001e9d43" style:font-weight-asian="bold" style:font-weight-complex="bold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officeooo:rsid="001ae06e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15dadb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1e9d43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1ea1dc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bold" officeooo:rsid="001ae06e" style:font-style-asian="normal" style:font-weight-asian="bold" style:font-style-complex="normal" style:font-weight-complex="bold"/>
    </style:style>
    <style:style style:name="T14" style:family="text">
      <style:text-properties fo:font-style="normal" style:text-underline-style="none" fo:font-weight="bold" officeooo:rsid="001850a0" style:font-style-asian="normal" style:font-weight-asian="bold" style:font-style-complex="normal" style:font-weight-complex="bold"/>
    </style:style>
    <style:style style:name="T15" style:family="text">
      <style:text-properties fo:font-style="normal" style:text-underline-style="none" fo:font-weight="bold" officeooo:rsid="0015dadb" style:font-style-asian="normal" style:font-weight-asian="bold" style:font-style-complex="normal" style:font-weight-complex="bold"/>
    </style:style>
    <style:style style:name="T16" style:family="text">
      <style:text-properties fo:font-style="normal" style:text-underline-style="none" fo:font-weight="bold" officeooo:rsid="001e9d43" style:font-style-asian="normal" style:font-weight-asian="bold" style:font-style-complex="normal" style:font-weight-complex="bold"/>
    </style:style>
    <style:style style:name="T17" style:family="text">
      <style:text-properties officeooo:rsid="001e9d43"/>
    </style:style>
    <style:style style:name="T18" style:family="text">
      <style:text-properties fo:font-weight="normal" officeooo:rsid="001e9d43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*<text:span text:style-name="T4">Оппл</text:span><text:span text:style-name="T2"> на высоком холме сидит и смотрит на Луну, </text:span><text:span text:style-name="T1">вместе с </text:span><text:span text:style-name="T5">Sunbolt</text:span>*</text:p>
      <text:p text:style-name="P13"><text:span text:style-name="T5">Sunbolt: ...</text:span><text:span text:style-name="T9">And what is there to say about them? One ruled ineptly for a thousand years—at least she had the sense to hand over the reins, even if not completely. And the other? She IS the Night! I don't buy this "redeemed" story for a second. It was clearly swept under the rug. And</text:span><text:span text:style-name="T12">...</text:span></text:p>
      <text:p text:style-name="P11"><text:span text:style-name="T9">*К ним подходит единорог </text:span><text:span text:style-name="T13">Eclipsedream</text:span><text:span text:style-name="T9"> </text:span><text:span text:style-name="T10">со значком полной луны на груди</text:span><text:span text:style-name="T9">*</text:span></text:p>
      <text:p text:style-name="P13"><text:span text:style-name="T13">Eclipsedream</text:span><text:span text:style-name="T9">: </text:span>Now THESE are words I love to hear! Such sentiments, beneath such a beautiful moon...</text:p>
      <text:p text:style-name="P9">*<text:span text:style-name="T3">Оппла</text:span> заворожил значок на его груди*</text:p>
      <text:p text:style-name="P13"><text:span text:style-name="T13">Eclipsedream</text:span><text:span text:style-name="T9">: </text:span>I can see in you the eyes of ponies who understand such things.</text:p>
      <text:p text:style-name="P9">*<text:span text:style-name="T6">Eclipsedream </text:span>снял магией значёк повиснув его в воздухе между ним и Опплом*</text:p>
      <text:p text:style-name="P12"><text:span text:style-name="T8">*</text:span><text:span text:style-name="T14">Sunbolt </text:span><text:span text:style-name="T8">внезапно расправив крылья достала свой артефакт и разрушила этот артефакт. </text:span><text:span text:style-name="T13">Eclipsedream </text:span><text:span text:style-name="T8">тут же исчёз*</text:span></text:p>
      <text:p text:style-name="P13"><text:span text:style-name="T15">Оппл</text:span><text:span text:style-name="T16">: </text:span><text:span text:style-name="T11">Thank you... but how did you know?</text:span></text:p>
      <text:p text:style-name="P13"><text:span text:style-name="T16">Eclipsedream: </text:span><text:span text:style-name="T18">He reeked of Darknes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21:48:16.239187112</meta:creation-date>
    <meta:generator>LibreOffice/24.2.7.2$Linux_X86_64 LibreOffice_project/420$Build-2</meta:generator>
    <dc:date>2026-02-16T19:52:00.262353957</dc:date>
    <meta:editing-duration>PT1H34M4S</meta:editing-duration>
    <meta:editing-cycles>15</meta:editing-cycles>
    <meta:document-statistic meta:table-count="0" meta:image-count="0" meta:object-count="0" meta:page-count="1" meta:paragraph-count="10" meta:word-count="154" meta:character-count="895" meta:non-whitespace-character-count="752"/>
  </office:meta>
</office:document-meta>
</file>